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officeooo:paragraph-rsid="00095fef"/>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After rapidly refining their fighting skills, </text:span><text:span text:style-name="T8">on the other continent,</text:span><text:span text:style-name="T2"> they proceed </text:span><text:span text:style-name="T6">across</text:span><text:span text:style-name="T2"> </text:span><text:span text:style-name="T6">the roaring hills of </text:span><text:span text:style-name="T2">Radme. </text:span><text:span text:style-name="T8">T</text:span><text:span text:style-name="T2">here t</text:span><text:span text:style-name="T6">hey </text:span><text:span text:style-name="T2">find out how </text:span><text:span text:style-name="T6">the mud</text:span><text:span text:style-name="T2"> can be washed off with a long, </text:span><text:span text:style-name="T6">hot bath. </text:span><text:span text:style-name="T8">I</text:span><text:span text:style-name="T6">n fact, they defeat a slime monster in mines by throwing it into a hot spring, and after hours it reemerges human again, </text:span><text:span text:style-name="T8">as the old village chief</text:span><text:span text:style-name="T6">. Then</text:span><text:span text:style-name="T2"> they reach the capital, </text:span><text:span text:style-name="T6">where</text:span><text:span text:style-name="T2"> they meet Ben and the little </text:span><text:span text:style-name="T8">and</text:span><text:span text:style-name="T2"> </text:span><text:span text:style-name="T8">unrecognized</text:span><text:span text:style-name="T2"> Howl (the Witch of the Waste not</text:span><text:span text:style-name="T8">ic</text:span><text:span text:style-name="T2">es that he has a strange symbol on his neck). Eager to know what happened to their friend they infiltrate in the castle to interrogate the guards that </text:span><text:span text:style-name="T7">were with</text:span><text:span text:style-name="T2"> Howl when he was de</text:span><text:span text:style-name="T7">feated by Layton</text:span><text:span text:style-name="T2">. The soldiers tell them </text:span><text:span text:style-name="T7">about</text:span><text:span text:style-name="T2">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text:span><text:span text:style-name="T8">k</text:span><text:span text:style-name="T2">ing him on the neck, and how he now uses his </text:span><text:span text:style-name="T8">beautiful </text:span><text:span text:style-name="T2">experience as an ornament at the castle, he also says that wants to leave for Ingary, where he will defeat Suliman. The Witch of the Waste </text:span><text:span text:style-name="T8">understands and </text:span><text:span text:style-name="T2">reveals that the orphaned child in the capital could be Howl, and than the team heartened proceed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9">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2T00:18:24.611000000</dc:date>
    <meta:editing-duration>PT14M31S</meta:editing-duration>
    <meta:editing-cycles>8</meta:editing-cycles>
    <meta:generator>LibreOffice/6.1.2.1$Windows_X86_64 LibreOffice_project/65905a128db06ba48db947242809d14d3f9a93fe</meta:generator>
    <meta:document-statistic meta:table-count="1" meta:image-count="0" meta:object-count="0" meta:page-count="1" meta:paragraph-count="5" meta:word-count="622" meta:character-count="3535" meta:non-whitespace-character-count="2919"/>
    <meta:template xlink:type="simple" xlink:actuate="onRequest" xlink:title="" xlink:href="../MasterGameDesignDocument.odm" meta:date="2018-11-21T20:17:38.177000000"/>
  </office:meta>
</office:document-meta>
</file>